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57710" officeooo:paragraph-rsid="00057710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57710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7c9cd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85e43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f95b5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134a11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1600b8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085e43" officeooo:paragraph-rsid="00085e43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07c9cd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09106f" officeooo:paragraph-rsid="0009106f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096333" officeooo:paragraph-rsid="00096333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normal" officeooo:rsid="000ae9ff" officeooo:paragraph-rsid="000ae9ff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weight="normal" officeooo:rsid="000c9390" officeooo:paragraph-rsid="000c9390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fo:font-weight="normal" officeooo:rsid="000e378d" officeooo:paragraph-rsid="000e378d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fo:font-weight="normal" officeooo:rsid="000e378d" officeooo:paragraph-rsid="000ec185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fo:font-weight="normal" officeooo:rsid="000ec185" officeooo:paragraph-rsid="000ec185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fo:font-weight="normal" officeooo:rsid="000f95b5" officeooo:paragraph-rsid="000f95b5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2pt" fo:font-weight="normal" officeooo:rsid="000f95b5" officeooo:paragraph-rsid="00134a11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2pt" fo:font-weight="normal" officeooo:rsid="000f95b5" officeooo:paragraph-rsid="001600b8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2pt" fo:font-weight="normal" officeooo:rsid="00134a11" officeooo:paragraph-rsid="00134a11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2pt" fo:font-weight="normal" officeooo:rsid="00144fff" officeooo:paragraph-rsid="00144fff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2pt" fo:font-weight="normal" officeooo:rsid="001600b8" officeooo:paragraph-rsid="001600b8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57710" style:font-size-asian="10.5pt" style:font-weight-asian="bold" style:font-size-complex="12pt" style:font-weight-complex="bold"/>
    </style:style>
    <style:style style:name="P2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96333" style:font-size-asian="10.5pt" style:font-weight-asian="bold" style:font-size-complex="12pt" style:font-weight-complex="bold"/>
    </style:style>
    <style:style style:name="P2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f95b5" style:font-size-asian="10.5pt" style:font-weight-asian="bold" style:font-size-complex="12pt" style:font-weight-complex="bold"/>
    </style:style>
    <style:style style:name="P2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34a11" style:font-size-asian="10.5pt" style:font-weight-asian="bold" style:font-size-complex="12pt" style:font-weight-complex="bold"/>
    </style:style>
    <style:style style:name="P2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600b8" style:font-size-asian="10.5pt" style:font-weight-asian="bold" style:font-size-complex="12pt" style:font-weight-complex="bold"/>
    </style:style>
    <style:style style:name="P28" style:family="paragraph" style:parent-style-name="Standard">
      <style:paragraph-properties fo:text-align="start" style:justify-single-word="false"/>
      <style:text-properties fo:font-size="12pt" fo:font-weight="normal" officeooo:rsid="0017f5e7" officeooo:paragraph-rsid="0017f5e7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2pt" fo:font-weight="normal" officeooo:rsid="001600b8" officeooo:paragraph-rsid="0018286a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18286a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12pt" fo:font-weight="normal" officeooo:rsid="000f95b5" officeooo:paragraph-rsid="0018286a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ize="12pt" fo:font-weight="normal" officeooo:rsid="0018286a" officeooo:paragraph-rsid="0018286a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18286a" style:font-size-asian="10.5pt" style:font-weight-asian="bold" style:font-size-complex="12pt" style:font-weight-complex="bold"/>
    </style:style>
    <style:style style:name="T1" style:family="text">
      <style:text-properties officeooo:rsid="00063975"/>
    </style:style>
    <style:style style:name="T2" style:family="text">
      <style:text-properties officeooo:rsid="0007c9cd"/>
    </style:style>
    <style:style style:name="T3" style:family="text">
      <style:text-properties officeooo:rsid="00085e43"/>
    </style:style>
    <style:style style:name="T4" style:family="text">
      <style:text-properties officeooo:rsid="000f95b5"/>
    </style:style>
    <style:style style:name="T5" style:family="text">
      <style:text-properties officeooo:rsid="00134a11"/>
    </style:style>
    <style:style style:name="T6" style:family="text">
      <style:text-properties officeooo:rsid="0018286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ari <text:span text:style-name="T1">fred</text:span> GS</text:p>
      <text:p text:style-name="P23"/>
      <text:p text:style-name="P23"/>
      <text:p text:style-name="P23">Dilluns<text:tab/>25/09/23</text:p>
      <text:p text:style-name="P2"/>
      <text:p text:style-name="P9">Comentat </text:p>
      <text:p text:style-name="P9">- Document presentació</text:p>
      <text:p text:style-name="P3">- <text:span text:style-name="T2">Lloc web</text:span></text:p>
      <text:p text:style-name="P4">- <text:span text:style-name="T2">Començat amb apunts, apartat 1.1</text:span></text:p>
      <text:p text:style-name="P4">- <text:span text:style-name="T3">Evaporació, condensació, diagrama de fases.</text:span></text:p>
      <text:p text:style-name="P4"/>
      <text:p text:style-name="P8">Pregunta, perqué en la taula de pàg. 4, l'equip MFZ-K25VA, té potència de fred de 2,5 kW i de calor de 3,4 kW? </text:p>
      <text:p text:style-name="P8">Resposta, observar presions d'aspiració i descarrega amb condicions fred (tc = 50 ºC, te = 5 ºC) i calor (tc = 80 ºC, te = -10 ºC)</text:p>
      <text:p text:style-name="P3"/>
      <text:p text:style-name="P8">Pregunta, perquè s'utilitzaen manómetres per determinar les temperatures de condensació i evaporació i no termòmetres?</text:p>
      <text:p text:style-name="P8">Resposta, la presió és constant en qualsevol punt de BP i AP, la temperatura varia en funció del punt de mesurament. Les canonades estan aïllades. </text:p>
      <text:p text:style-name="P2"/>
      <text:p text:style-name="P2"/>
      <text:p text:style-name="P23">Dimarts<text:tab/>26/09/23</text:p>
      <text:p text:style-name="P23"/>
      <text:p text:style-name="P10">Activat Classroom</text:p>
      <text:p text:style-name="P10"/>
      <text:p text:style-name="P11">Comentat TA01</text:p>
      <text:p text:style-name="P11"/>
      <text:p text:style-name="P14"><text:a xlink:type="simple" xlink:href="https://paulinoposada.github.io/web_fred/apunts/unitat_1/fred_apunts_ud_1_1_gs.pdf">Unitat 1.1</text:a></text:p>
      <text:p text:style-name="P11">Comentat</text:p>
      <text:p text:style-name="P11">Apartat 1.3.1 Compressor</text:p>
      <text:p text:style-name="P11">Apartat 1.3.2 Condensador</text:p>
      <text:p text:style-name="P11">Apartat 1.3.3 Expansió del refrigerant</text:p>
      <text:p text:style-name="P24"/>
      <text:p text:style-name="P23"/>
      <text:p text:style-name="P23">Dimecres<text:tab/>27/09/23</text:p>
      <text:p text:style-name="P23"/>
      <text:p text:style-name="P14"><text:a xlink:type="simple" xlink:href="https://paulinoposada.github.io/web_fred/apunts/unitat_1/fred_apunts_ud_1_1_gs.pdf">Unitat 1.1</text:a></text:p>
      <text:p text:style-name="P12">Comentat</text:p>
      <text:p text:style-name="P12">1.3.4 Evaporador</text:p>
      <text:p text:style-name="P12">1.3.5 Refrigerant</text:p>
      <text:p text:style-name="P12">1.3.6 Circuit d'un equip reversible</text:p>
      <text:p text:style-name="P12">1.3.7 Característiques específiques de la instal·lació de a/a.</text:p>
      <text:p text:style-name="P12">1.3.8 Eines específiques</text:p>
      <text:p text:style-name="P12">1.4 Exercicis</text:p>
      <text:p text:style-name="P12">Falta terminar l'exercici 1.4-6</text:p>
      <text:p text:style-name="P12"/>
      <text:p text:style-name="P23"/>
      <text:p text:style-name="P23">Dijous<text:tab/><text:tab/>28/09/23</text:p>
      <text:p text:style-name="P14"><text:a xlink:type="simple" xlink:href="https://paulinoposada.github.io/web_fred/apunts/unitat_1/fred_apunts_ud_1_1_gs.pdf">Unitat 1.1</text:a></text:p>
      <text:p text:style-name="P13">Comentat exercicis </text:p>
      <text:p text:style-name="P13">1.4-6 a 10</text:p>
      <text:p text:style-name="P23"><text:soft-page-break/></text:p>
      <text:p text:style-name="P23">Divendres<text:tab/> 29/09/23</text:p>
      <text:p text:style-name="P23"/>
      <text:p text:style-name="P15"><text:a xlink:type="simple" xlink:href="https://paulinoposada.github.io/web_fred/apunts/unitat_1/fred_apunts_ud_1_1_gs.pdf">Unitat 1.1</text:a></text:p>
      <text:p text:style-name="P16">Comentem 1.5 Soldadura tova i forta</text:p>
      <text:p text:style-name="P16"/>
      <text:p text:style-name="P16"/>
      <text:p text:style-name="P25">Dilluns<text:tab/><text:span text:style-name="T4">02</text:span>/<text:span text:style-name="T4">10</text:span>/23</text:p>
      <text:p text:style-name="P5"/>
      <text:p text:style-name="P17"><text:a xlink:type="simple" xlink:href="https://paulinoposada.github.io/web_fred/apunts/unitat_1/fred_apunts_ud_1_2_gs.pdf">Unitat 1.2</text:a></text:p>
      <text:p text:style-name="P5"/>
      <text:p text:style-name="P17">1.1.1 Escala Celsius</text:p>
      <text:p text:style-name="P17">1.1.2 Escala Farenheit</text:p>
      <text:p text:style-name="P17">1.1.3 Escala Absoluta</text:p>
      <text:p text:style-name="P17">1.2 Presión</text:p>
      <text:p text:style-name="P17">1.2.1 Presión absoluta, manométrtica y presión de vacío</text:p>
      <text:p text:style-name="P17">1.3 Ejercicios temperatura y presión</text:p>
      <text:p text:style-name="P17">1.4 Energía y potencia</text:p>
      <text:p text:style-name="P17">1.4.1 Trabajo y calor</text:p>
      <text:p text:style-name="P17">1.4.2 Potencia</text:p>
      <text:p text:style-name="P17">1.4.2.1 Potencia térmica</text:p>
      <text:p text:style-name="P17">1.4.3 Rendimiento</text:p>
      <text:p text:style-name="P17">1.5 Ejercicios energía y potencia</text:p>
      <text:p text:style-name="P17"/>
      <text:p text:style-name="P17"/>
      <text:p text:style-name="P17"/>
      <text:p text:style-name="P26">Di<text:span text:style-name="T5">marts</text:span><text:tab/><text:span text:style-name="T4">03</text:span>/<text:span text:style-name="T4">10</text:span>/23</text:p>
      <text:p text:style-name="P6"/>
      <text:p text:style-name="P18"><text:a xlink:type="simple" xlink:href="https://paulinoposada.github.io/web_fred/apunts/unitat_1/fred_apunts_ud_1_2_gs.pdf">Unitat 1.2</text:a></text:p>
      <text:p text:style-name="P6"/>
      <text:p text:style-name="P21">Comentem els exercicis 1.5 Energia i potència</text:p>
      <text:p text:style-name="P20">Experiment: escalfem aigua mesurant la temperatura. Observem que quan comença a bullir, mante una temperatura constant de 100 ºC.</text:p>
      <text:p text:style-name="P18"/>
      <text:p text:style-name="P27"/>
      <text:p text:style-name="P27">Di<text:span text:style-name="T5">mecres</text:span><text:tab/><text:span text:style-name="T4">04</text:span>/<text:span text:style-name="T4">10</text:span>/23</text:p>
      <text:p text:style-name="P7"/>
      <text:p text:style-name="P19"><text:a xlink:type="simple" xlink:href="https://paulinoposada.github.io/web_fred/apunts/unitat_1/fred_apunts_ud_1_2_gs.pdf">Unitat 1.2</text:a></text:p>
      <text:p text:style-name="P22">Comentem apartats</text:p>
      <text:p text:style-name="P22">1.6.1 Calor específic</text:p>
      <text:p text:style-name="P22">1.6.2 Canvi d'estat. Calor sensible i latent</text:p>
      <text:p text:style-name="P22">1.6.3 Transmissió del calor</text:p>
      <text:p text:style-name="P22">Treball autònom, resoldre l'exemple de transmissió del calor a traves de la paret d'una cambra frigorífica.</text:p>
      <text:p text:style-name="P22"/>
      <text:p text:style-name="P28">Baixem al taller i comentem els components del simulador de fred.</text:p>
      <text:p text:style-name="P33">Di<text:span text:style-name="T6">jous</text:span><text:tab/><text:span text:style-name="T4">05</text:span>/<text:span text:style-name="T4">10</text:span>/23</text:p>
      <text:p text:style-name="P30"/>
      <text:p text:style-name="P31"><text:a xlink:type="simple" xlink:href="https://paulinoposada.github.io/web_fred/apunts/unitat_1/fred_apunts_ud_1_2_gs.pdf">Unitat 1.2</text:a></text:p>
      <text:p text:style-name="P29">Comentem apartats</text:p>
      <text:p text:style-name="P32">Exemple transmissió de calor a cambra frigorífica de l'apartat 1.6.4.</text:p>
      <text:p text:style-name="P2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2T12:25:23.599546893</meta:creation-date>
    <meta:generator>LibreOffice/4.2.8.2$Linux_x86 LibreOffice_project/420m0$Build-2</meta:generator>
    <dc:date>2023-10-06T05:49:41.582381725</dc:date>
    <meta:editing-duration>PT10M3S</meta:editing-duration>
    <meta:editing-cycles>16</meta:editing-cycles>
    <meta:document-statistic meta:table-count="0" meta:image-count="0" meta:object-count="0" meta:page-count="3" meta:paragraph-count="66" meta:word-count="325" meta:character-count="2099" meta:non-whitespace-character-count="1834"/>
  </office:meta>
</office:document-meta>
</file>